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style:font-size-asian="10pt"/>
    </style:style>
    <style:style style:name="P3" style:family="paragraph" style:parent-style-name="Heading_20_1">
      <style:paragraph-properties fo:margin-left="0in" fo:margin-right="0in" fo:text-indent="0in" style:auto-text-indent="false"/>
    </style:style>
    <style:style style:name="P4" style:family="paragraph" style:parent-style-name="Heading_20_2">
      <style:paragraph-properties fo:margin-left="0in" fo:margin-right="0in" fo:text-indent="0in" style:auto-text-indent="false"/>
    </style:style>
    <style:style style:name="P5" style:family="paragraph" style:parent-style-name="Heading_20_2" style:master-page-name="Standard">
      <style:paragraph-properties fo:margin-left="0in" fo:margin-right="0in" fo:text-indent="0in" style:auto-text-indent="false" style:page-number="auto"/>
    </style:style>
    <style:style style:name="T1" style:family="text">
      <style:text-properties style:font-name="Times New Roman" fo:font-size="10pt" fo:font-weight="normal" style:font-size-asian="10pt" style:font-weight-asian="normal"/>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tyle="normal" style:font-style-asian="normal"/>
    </style:style>
    <style:style style:name="T6" style:family="text">
      <style:text-properties fo:text-transform="uppercase" style:font-name="Times New Roman" fo:font-size="18pt" fo:font-weight="normal" style:font-size-asian="18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1">This material is Open Game Content, and is licensed for public use under the terms of the Open Game License v1.0a.</text:span></text:h>
      <text:h text:style-name="P4" text:outline-level="2"><text:span text:style-name="T6">DIVINE MINIONS</text:span></text:h>
      <text:p text:style-name="P2"/>
      <text:p text:style-name="P1"><text:span text:style-name="T2">All types of beings may serve deities. In general, a deity only accepts minions who have accomplished some great deed in service to the deity. Such minions usually have the same alignment as the deity. No minion’s alignment is opposed to the patron deity’s alignment on either the law–chaos axis or the good–evil axis. </text:span></text:p>
      <text:p text:style-name="P2"/>
      <text:h text:style-name="P3" text:outline-level="1"><text:span text:style-name="T5">Proxies</text:span></text:h>
      <text:p text:style-name="P1"><text:span text:style-name="T2">A divine proxy speaks and acts on behalf of the divine being. When the demand for a deity’s presence is too high, the deity may use proxies.</text:span></text:p>
      <text:p text:style-name="P1"><text:span text:style-name="T2">Proxies are divine minions invested with a small portion of the deity’s power. A deity may invest 1 rank of its power (reducing its divine rank accordingly) in a single servant for as long as the deity chooses. The minion must be physically present for the deity to perform the investiture. While so invested, the proxy gains any salient divine abilities held by the patron deity as well as the powers and abilities of a rank 1 demigod. Without the requisite ability scores or divine ranks, the proxy may not be able to use all those powers and abilities. A deity may have more than one proxy, but it must lose 1 divine rank for each proxy it invests. A deity can retrieve a single divine rank as a standard action, and doing so it does not require the physical presence of the proxy. </text:span></text:p>
      <text:p text:style-name="P2"/>
      <text:h text:style-name="P3" text:outline-level="1"><text:span text:style-name="T5">Petitioners</text:span></text:h>
      <text:p text:style-name="P1"><text:span text:style-name="T2">Some spirits demonstrate their devotion to their deity by traveling to the deity’s home plane. Those that survive the journey across the planes become servants of their deity. While a few may remain disembodied spirits, most become petitioners through the divine will of their patron deity. </text:span></text:p>
      <text:p text:style-name="P1"><text:span text:style-name="T2">In general, petitioners appear in the form that they had when they died, though they may be remade by deities to fit the nature of their particular afterlife. In general, petitioners who become divine servants are creatures that originally had at least 1 Intelligence and 1 Wisdom.</text:span></text:p>
      <text:p text:style-name="P1"><text:span text:style-name="T2">The following creature types may become petitioners depending on the deity: aberrations, animals, dragons, fey, giants, humanoids, magical beasts, monstrous humanoids, and plants, oozes, and vermin with sufficient ability scores. Constructs and undead are not usually made into petitioners, though the spirits of their original forms may be. Elementals and outsiders tend to meld with their native planes, and as such do not become petitioners. Their spirits may still be called back from the dead, however.</text:span></text:p>
      <text:p text:style-name="P1"><text:span text:style-name="T2">The template presented below is for NPCs, not player characters. If dead characters who are petitioners are later restored to life (once again becoming player characters), they forget any of their experiences as petitioners.</text:span></text:p>
      <text:p text:style-name="P2"/>
      <text:h text:style-name="P3" text:outline-level="1"><text:span text:style-name="T5">Creating a Petitioner</text:span></text:h>
      <text:p text:style-name="P1"><text:span text:style-name="T2">“Petitioner” is a template that may be added to any creature as determined by the nature of the campaign (referred to hereafter as the base creature). The creature’s type changes to outsider, and the creature uses all the base creature’s statistics and special abilities except as noted here.</text:span></text:p>
      <text:p text:style-name="P1"><text:span text:style-name="T3">Hit Dice: </text:span><text:span text:style-name="T2">Change to 2d8. Retain bonus hit points.</text:span></text:p>
      <text:p text:style-name="P1"><text:span text:style-name="T3">AC:</text:span><text:span text:style-name="T2"> Natural Armor Class, Dexterity, and size bonuses or penalties apply. Armor bonuses are not applicable.</text:span></text:p>
      <text:p text:style-name="P1"><text:span text:style-name="T3">Attacks:</text:span><text:span text:style-name="T2"> Base attack bonus is reduced to +2, subject to modifications for size and Strength.</text:span></text:p>
      <text:p text:style-name="P1"><text:span text:style-name="T3">Special Attacks:</text:span><text:span text:style-name="T2"> A petitioner loses all supernatural and spell-like attacks, but retains normal and exceptional attacks.</text:span></text:p>
      <text:p text:style-name="P1"><text:span text:style-name="T3">Special Qualities:</text:span><text:span text:style-name="T2"> A petitioner loses all supernatural and spell-like abilities, but retains exceptional abilities. In addition, it gains the following qualities.</text:span></text:p>
      <text:p text:style-name="P1"><text:span text:style-name="T4">Mental Immunity: </text:span><text:span text:style-name="T2">All petitioners are immune to mind-affecting effects. </text:span></text:p>
      <text:p text:style-name="P1"><text:span text:style-name="T4">Other Immunities: </text:span><text:span text:style-name="T2">Depending on its nature, the petitioner is immune to two of the following effects: acid, cold, electricity, fire, poison, petrifaction, or polymorphing. These immunities are applied similarly to all petitioners of a particular plane or deity.</text:span></text:p>
      <text:p text:style-name="P1"><text:span text:style-name="T4">Resistance</text:span><text:span text:style-name="T2">s: Depending on the nature of the petitioner’s plane, the petitioner gains resistance 20 against two of the following effects: acid, cold, electricity, or fire.</text:span></text:p>
      <text:p text:style-name="P1"><text:soft-page-break/><text:span text:style-name="T4">Planar Commitment: </text:span><text:span text:style-name="T2">Petitioners cannot leave the plane they inhabit. They are teleported one hundred miles in a random direction if an attempt is made to force them to leave.</text:span></text:p>
      <text:p text:style-name="P1"><text:span text:style-name="T4">Additional Special Qualities: </text:span><text:span text:style-name="T2">Particular planes may provide additional benefits for petitioners of those planes. Typical additional special qualities may include any one of the following.</text:span></text:p>
      <text:p text:style-name="P1"><text:span text:style-name="T2">• Damage reduction 5/silver and spell resistance 5.</text:span></text:p>
      <text:p text:style-name="P1"><text:span text:style-name="T2">• Continuous magic circle against evil.</text:span></text:p>
      <text:p text:style-name="P1"><text:span text:style-name="T2">• Fast healing 1.</text:span></text:p>
      <text:p text:style-name="P1"><text:span text:style-name="T2">• Damage reduction 10/magic.</text:span></text:p>
      <text:p text:style-name="P1"><text:span text:style-name="T2">• Spell resistance 10.</text:span></text:p>
      <text:p text:style-name="P1"><text:span text:style-name="T2">• Additional 2d8 Hit Dice.</text:span></text:p>
      <text:p text:style-name="P1"><text:span text:style-name="T2">• Remove all immunities and resistances except immunity to mind-affecting effects. Add acid, cold, electricity, fire, and poison resistance 5.</text:span></text:p>
      <text:p text:style-name="P1"><text:span text:style-name="T2">Such modifications are the result of the nature of the plane or the powerful beings within it.</text:span></text:p>
      <text:p text:style-name="P1"><text:span text:style-name="T3">Saves:</text:span><text:span text:style-name="T2"> Base saving throw bonuses are +3.</text:span></text:p>
      <text:p text:style-name="P1"><text:span text:style-name="T3">Abilities:</text:span><text:span text:style-name="T2"> Same as the base creature. Some cosmologies or deities may set a maximum of 18 for petitioner ability scores. Abilities higher than that are reduced to the maximum.</text:span></text:p>
      <text:p text:style-name="P1"><text:span text:style-name="T3">Skills: </text:span><text:span text:style-name="T2">Petitioners have no skills. Previous skills are lost.</text:span></text:p>
      <text:p text:style-name="P1"><text:span text:style-name="T3">Feats: </text:span><text:span text:style-name="T2">Petitioners have no feats. Previous feats are lost.</text:span></text:p>
      <text:p text:style-name="P1"><text:span text:style-name="T3">Climate/Terrain:</text:span><text:span text:style-name="T2"> Any land and underground (within the same plane).</text:span></text:p>
      <text:p text:style-name="P1"><text:span text:style-name="T3">Organization: </text:span><text:span text:style-name="T2">Same as the base creature.</text:span></text:p>
      <text:p text:style-name="P1"><text:span text:style-name="T3">Challenge Rating:</text:span><text:span text:style-name="T2"> 1.</text:span></text:p>
      <text:p text:style-name="P1"><text:span text:style-name="T3">Treasure:</text:span><text:span text:style-name="T2"> None.</text:span></text:p>
      <text:p text:style-name="P1"><text:span text:style-name="T3">Alignment: </text:span><text:span text:style-name="T2">Same as the native plane.</text:span></text:p>
      <text:p text:style-name="P1"><text:span text:style-name="T3">Advancement: </text:span><text:span text:style-name="T2">None.</text:span></text:p>
      <text:p text:style-name="P2"/>
      <text:h text:style-name="P3" text:outline-level="1"><text:span text:style-name="T5">Exceptional Petitioners</text:span></text:h>
      <text:p text:style-name="P1"><text:span text:style-name="T2">The deities may choose particular servants for specific tasks that may retain the knowledge of their previous selves. These exceptional petitioners retain the feats and skills they had in life, but are otherwise limited as for the petitioners of their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VINE MINIONS</dc:title>
    <meta:initial-creator>AKSmith</meta:initial-creator>
    <meta:creation-date>2003-01-07T11:12:00</meta:creation-date>
    <dc:date>2004-04-12T11:07:00</dc:date>
    <meta:editing-cycles>8</meta:editing-cycles>
    <meta:editing-duration>PT6S</meta:editing-duration>
    <meta:document-statistic meta:table-count="0" meta:image-count="0" meta:object-count="0" meta:page-count="2" meta:paragraph-count="43" meta:word-count="902" meta:character-count="5625" meta:non-whitespace-character-count="4764"/>
    <meta:generator>LibreOffice/6.1.5.2$Linux_X86_64 LibreOffice_project/10$Build-2</meta:generator>
    <meta:user-defined meta:name="Company">Wizards of the Coast</meta:user-defined>
    <meta:user-defined meta:name="Operator">asmith</meta:user-defined>
  </office:meta>
</office:document-meta>
</file>